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Script.run( JellyContext context , XMLOutput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ressionScrip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cript.setExpress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cript.ExpressionScript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cript.Expression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ressionScript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cript.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